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a111" officeooo:paragraph-rsid="001ea1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rt out by installing WSL (Windows subsystem for Linux) by opening powershell and typing out the following command: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14:52:30.014770040</meta:creation-date>
    <dc:date>2024-11-30T14:54:05.441863900</dc:date>
    <meta:editing-duration>PT1M36S</meta:editing-duration>
    <meta:editing-cycles>1</meta:editing-cycles>
    <meta:document-statistic meta:table-count="0" meta:image-count="0" meta:object-count="0" meta:page-count="1" meta:paragraph-count="1" meta:word-count="18" meta:character-count="117" meta:non-whitespace-character-count="100"/>
    <meta:generator>LibreOffice/24.2.6.2$Linux_X86_64 LibreOffice_project/420$Build-2</meta:generator>
  </office:meta>
</office:document-meta>
</file>